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sumé du premier projet – HTML/CSS</text:p>
      <text:p text:style-name="P1"/>
      <text:p text:style-name="P1">Réalisation d'un <text:span text:style-name="T1">site vitrine présentant différent produits. </text:span><text:s/>Langage utilisé HTML et CSS.</text:p>
      <text:p text:style-name="Standard"/>
      <text:p text:style-name="Standard"><text:span text:style-name="T2">Font utilisé pour le site linké depuis </text:span><text:a xlink:type="simple" xlink:href="https://fonts.google.com/" text:style-name="Internet_20_link" text:visited-style-name="Visited_20_Internet_20_Link"><text:span text:style-name="T2">https://fonts.google.com</text:span></text:a><text:span text:style-name="T2"> .</text:span></text:p>
      <text:p text:style-name="P1"/>
      <text:p text:style-name="Standard"><text:span text:style-name="T2">Icone utilisé pour le site linké depuis </text:span><text:a xlink:type="simple" xlink:href="https://fontawesome.com/" text:style-name="Internet_20_link" text:visited-style-name="Visited_20_Internet_20_Link"><text:span text:style-name="T2">https://fontawesome.com</text:span></text:a><text:span text:style-name="T2"> .</text:span></text:p>
      <text:p text:style-name="P1"/>
      <text:p text:style-name="P1">Utilisation des Mediaquerys pour s'assurer que le site web que le site soi bien responsive et s'adapte bien aux différentes taille d'écran.</text:p>
      <text:p text:style-name="P1"/>
      <text:p text:style-name="P1">Installation et configuration de git.exe sur le PC.</text:p>
      <text:p text:style-name="P1"/>
      <text:p text:style-name="P1">Le code source disponible est disponible sur <text:a xlink:type="simple" xlink:href="https://github.com/abou1er/1erprojet" text:style-name="Internet_20_link" text:visited-style-name="Visited_20_Internet_20_Link">https://github.com/abou1er/1erprojet</text:a> .</text:p>
      <text:p text:style-name="P1"/>
      <text:p text:style-name="P1"/>
      <text:p text:style-name="P1"/>
      <text:p text:style-name="P1"/>
      <text:p text:style-name="P1"/>
      <text:p text:style-name="P1"/>
      <text:p text:style-name="P1">Difficulté rencontré lors du projet</text:p>
      <text:p text:style-name="P1"/>
      <text:p text:style-name="P1">- Adapté correctement les différentes</text:p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34S</meta:editing-duration>
    <meta:editing-cycles>3</meta:editing-cycles>
    <meta:generator>OpenOffice/4.1.9$Win32 OpenOffice.org_project/419m1$Build-9805</meta:generator>
    <dc:date>2022-04-29T15:10:42.60</dc:date>
    <meta:document-statistic meta:table-count="0" meta:image-count="0" meta:object-count="0" meta:page-count="1" meta:paragraph-count="9" meta:word-count="85" meta:character-count="600"/>
    <meta:user-defined meta:name="Info 1"/>
    <meta:user-defined meta:name="Info 2"/>
    <meta:user-defined meta:name="Info 3"/>
    <meta:user-defined meta:name="Info 4"/>
  </office:meta>
</office:document-meta>
</file>